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draw:auto-grow-height="true" draw:auto-grow-width="fals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1.25cm" fo:min-width="0cm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0.35cm" fo:min-width="0.1cm"/>
    </style:style>
    <style:style style:name="gr7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color="#000000" draw:opacity="0%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opacity="0%" draw:textarea-horizontal-align="justify" draw:textarea-vertical-align="middle" draw:auto-grow-height="false" fo:min-height="0cm" fo:min-width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fo:min-height="0.15cm"/>
      <style:paragraph-properties style:writing-mode="lr-tb"/>
    </style:style>
    <style:style style:name="gr12" style:family="graphic" style:parent-style-name="standard">
      <style:graphic-properties draw:stroke="none" svg:stroke-color="#000000" draw:fill="none" fo:min-height="0.4cm"/>
      <style:paragraph-properties style:writing-mode="lr-tb"/>
    </style:style>
    <style:style style:name="gr13" style:family="graphic" style:parent-style-name="standard">
      <style:graphic-properties draw:stroke="none" svg:stroke-color="#000000" draw:fill="none" fo:min-height="0.5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stroke-linejoin="round" draw:fill-color="#dddddd" draw:opacity="50%" draw:textarea-horizontal-align="justify" draw:textarea-vertical-align="middle" draw:auto-grow-height="false" fo:min-height="3.55cm" fo:min-width="16.6cm" fo:padding-top="0.151cm" fo:padding-bottom="0.151cm" fo:padding-left="0.276cm" fo:padding-right="0.276cm"/>
    </style:style>
    <style:style style:name="gr15" style:family="graphic" style:parent-style-name="Arrow_20_Line" style:list-style-name="L1">
      <style:graphic-properties svg:stroke-width="0.018cm" draw:marker-start-width="0.227cm" draw:marker-end-width="0.227cm" draw:textarea-horizontal-align="center" draw:textarea-vertical-align="middle"/>
      <style:paragraph-properties style:writing-mode="lr-tb"/>
    </style:style>
    <style:style style:name="gr16" style:family="graphic" style:parent-style-name="Arrow_20_Line" style:list-style-name="L1">
      <style:graphic-properties svg:stroke-width="0.018cm" draw:marker-start-width="0.227cm" draw:marker-end-width="0.227cm" draw:textarea-horizontal-align="center" draw:textarea-vertical-align="midd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  <style:text-properties style:font-name="Courier New"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-color="#dddddd" draw:opacity="50%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 New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cm" svg:y1="16.8cm" svg:x2="2.4cm" svg:y2="13cm">
          <text:p/>
        </draw:line>
        <draw:line draw:style-name="gr2" draw:text-style-name="P1" draw:layer="layout" svg:x1="2.401cm" svg:y1="16.8cm" svg:x2="19.501cm" svg:y2="16.8cm">
          <text:p/>
        </draw:line>
        <draw:line draw:style-name="gr2" draw:text-style-name="P1" draw:layer="layout" svg:x1="19.501cm" svg:y1="16.8cm" svg:x2="19.501cm" svg:y2="13cm">
          <text:p/>
        </draw:line>
        <draw:line draw:style-name="gr2" draw:text-style-name="P1" draw:layer="layout" svg:x1="3.701cm" svg:y1="16.8cm" svg:x2="3.701cm" svg:y2="16.4cm">
          <text:p/>
        </draw:line>
        <draw:line draw:style-name="gr2" draw:text-style-name="P1" draw:layer="layout" svg:x1="4.401cm" svg:y1="16.8cm" svg:x2="4.401cm" svg:y2="16.4cm">
          <text:p/>
        </draw:line>
        <draw:line draw:style-name="gr2" draw:text-style-name="P1" draw:layer="layout" svg:x1="3.701cm" svg:y1="16.4cm" svg:x2="4.401cm" svg:y2="16.4cm">
          <text:p/>
        </draw:line>
        <draw:line draw:style-name="gr2" draw:text-style-name="P1" draw:layer="layout" svg:x1="17.301cm" svg:y1="16.4cm" svg:x2="18.001cm" svg:y2="16.4cm">
          <text:p/>
        </draw:line>
        <draw:line draw:style-name="gr2" draw:text-style-name="P1" draw:layer="layout" svg:x1="18.001cm" svg:y1="16.8cm" svg:x2="18.001cm" svg:y2="16.4cm">
          <text:p/>
        </draw:line>
        <draw:line draw:style-name="gr2" draw:text-style-name="P1" draw:layer="layout" svg:x1="17.301cm" svg:y1="16.8cm" svg:x2="17.301cm" svg:y2="16.4cm">
          <text:p/>
        </draw:line>
        <draw:line draw:style-name="gr3" draw:text-style-name="P1" draw:layer="layout" svg:x1="17.651cm" svg:y1="15cm" svg:x2="17.651cm" svg:y2="16cm">
          <text:p/>
        </draw:line>
        <draw:line draw:style-name="gr4" draw:text-style-name="P1" draw:layer="layout" svg:x1="3.751cm" svg:y1="14.5cm" svg:x2="17.951cm" svg:y2="14.5cm">
          <text:p/>
        </draw:line>
        <draw:line draw:style-name="gr3" draw:text-style-name="P1" draw:layer="layout" svg:x1="4.051cm" svg:y1="15cm" svg:x2="4.051cm" svg:y2="16cm">
          <text:p/>
        </draw:line>
        <draw:line draw:style-name="gr3" draw:text-style-name="P1" draw:layer="layout" svg:x1="4.051cm" svg:y1="13.25cm" svg:x2="4.051cm" svg:y2="14.25cm">
          <text:p/>
        </draw:line>
        <draw:line draw:style-name="gr3" draw:text-style-name="P1" draw:layer="layout" svg:x1="17.651cm" svg:y1="13.25cm" svg:x2="17.651cm" svg:y2="14.25cm">
          <text:p/>
        </draw:line>
        <draw:custom-shape draw:style-name="gr5" draw:text-style-name="P2" draw:layer="layout" svg:width="0.15cm" svg:height="1.5cm" svg:x="3.976cm" svg:y="5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" draw:layer="layout" svg:width="0.6cm" svg:height="0.6cm" svg:x="17.401cm" svg:y="12.25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1" draw:layer="layout" svg:x1="4.051cm" svg:y1="10.75cm" svg:x2="4.051cm" svg:y2="11.75cm">
          <text:p/>
        </draw:line>
        <draw:line draw:style-name="gr3" draw:text-style-name="P1" draw:layer="layout" svg:x1="17.651cm" svg:y1="10.75cm" svg:x2="17.651cm" svg:y2="11.75cm">
          <text:p/>
        </draw:line>
        <draw:line draw:style-name="gr7" draw:text-style-name="P1" draw:layer="layout" svg:x1="3.751cm" svg:y1="10.25cm" svg:x2="17.951cm" svg:y2="10.25cm">
          <text:p/>
        </draw:line>
        <draw:custom-shape draw:style-name="gr6" draw:text-style-name="P2" draw:layer="layout" svg:width="0.6cm" svg:height="0.6cm" svg:x="3.751cm" svg:y="12.2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1" draw:layer="layout" svg:x1="4.051cm" svg:y1="8.75cm" svg:x2="4.051cm" svg:y2="9.75cm">
          <text:p/>
        </draw:line>
        <draw:line draw:style-name="gr3" draw:text-style-name="P1" draw:layer="layout" svg:x1="17.651cm" svg:y1="8.75cm" svg:x2="17.651cm" svg:y2="9.75cm">
          <text:p/>
        </draw:line>
        <draw:custom-shape draw:style-name="gr5" draw:text-style-name="P2" draw:layer="layout" svg:width="0.15cm" svg:height="1.5cm" svg:x="17.576cm" svg:y="5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0.4cm" svg:height="0.15cm" svg:x="3.851cm" svg:y="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0.4cm" svg:height="0.15cm" svg:x="17.451cm" svg:y="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8cm" svg:height="0.1cm" svg:x="3.651cm" svg:y="8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0.8cm" svg:height="0.1cm" svg:x="17.251cm" svg:y="8.5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1" draw:layer="layout" svg:x1="4.051cm" svg:y1="7cm" svg:x2="4.051cm" svg:y2="8cm">
          <text:p/>
        </draw:line>
        <draw:line draw:style-name="gr3" draw:text-style-name="P1" draw:layer="layout" svg:x1="17.651cm" svg:y1="7cm" svg:x2="17.651cm" svg:y2="8cm">
          <text:p/>
        </draw:line>
        <draw:frame draw:style-name="gr10" draw:text-style-name="P3" draw:layer="layout" svg:width="6.852cm" svg:height="0.649cm" svg:x="4.65cm" svg:y="5.75cm">
          <draw:text-box>
            <text:p><text:span text:style-name="T1">(15 mm M3 Screw, height 17 mm)</text:span></text:p>
          </draw:text-box>
        </draw:frame>
        <draw:frame draw:style-name="gr11" draw:text-style-name="P4" draw:layer="layout" svg:width="8.25cm" svg:height="0.649cm" svg:x="4.65cm" svg:y="8.25cm">
          <draw:text-box>
            <text:p><text:span text:style-name="T1">(M3 Nylon Washer Screw, height 1 mm)</text:span></text:p>
          </draw:text-box>
        </draw:frame>
        <draw:frame draw:style-name="gr12" draw:text-style-name="P4" draw:layer="layout" svg:width="6.852cm" svg:height="0.65cm" svg:x="4.65cm" svg:y="10.6cm">
          <draw:text-box>
            <text:p><text:span text:style-name="T1">(PCB, height 1.6 mm)</text:span></text:p>
          </draw:text-box>
        </draw:frame>
        <draw:frame draw:style-name="gr13" draw:text-style-name="P4" draw:layer="layout" svg:width="9.25cm" svg:height="0.75cm" svg:x="4.65cm" svg:y="12.25cm">
          <draw:text-box>
            <text:p><text:span text:style-name="T1">(Untapped 6mm Nylon Spacer, height 6 mm)</text:span></text:p>
          </draw:text-box>
        </draw:frame>
        <draw:frame draw:style-name="gr12" draw:text-style-name="P4" draw:layer="layout" svg:width="6.852cm" svg:height="0.65cm" svg:x="4.65cm" svg:y="14.75cm">
          <draw:text-box>
            <text:p><text:span text:style-name="T1">(Aluminium Sheet)</text:span></text:p>
          </draw:text-box>
        </draw:frame>
        <draw:frame draw:style-name="gr12" draw:text-style-name="P4" draw:layer="layout" svg:width="6.852cm" svg:height="0.65cm" svg:x="4.65cm" svg:y="17.1cm">
          <draw:text-box>
            <text:p><text:span text:style-name="T1">(Enclosure)</text:span></text:p>
          </draw:text-box>
        </draw:frame>
        <draw:custom-shape draw:style-name="gr14" draw:text-style-name="P5" draw:layer="layout" svg:width="17.1cm" svg:height="3.8cm" svg:x="2.4cm" svg:y="13cm">
          <text:p/>
          <draw:enhanced-geometry svg:viewBox="0 0 21600 21600" draw:type="rectangle" draw:enhanced-path="M 0 0 L 21600 0 21600 21600 0 21600 0 0 Z N"/>
        </draw:custom-shape>
        <draw:measure draw:style-name="gr15" draw:text-style-name="P7" draw:layer="layout" svg:x1="2.3cm" svg:y1="16.8cm" svg:x2="2.3cm" svg:y2="13cm">
          <text:p text:style-name="P6"><text:span text:style-name="T1">38 mm</text:span></text:p>
        </draw:measure>
        <draw:measure draw:style-name="gr16" draw:text-style-name="P7" draw:layer="layout" svg:x1="19.5cm" svg:y1="17.3cm" svg:x2="2.4cm" svg:y2="17.3cm">
          <text:p text:style-name="P6"><text:span text:style-name="T1">171 mm</text:span><text:span text:style-name="T1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4T20:57:53.788000000</meta:creation-date>
    <dc:date>2024-04-25T19:27:50.305000000</dc:date>
    <meta:editing-duration>PT22H29M53S</meta:editing-duration>
    <meta:editing-cycles>7</meta:editing-cycles>
    <meta:generator>LibreOffice/7.5.4.2$Windows_X86_64 LibreOffice_project/36ccfdc35048b057fd9854c757a8b67ec53977b6</meta:generator>
    <meta:print-date>2024-04-25T13:52:41.572000000</meta:print-date>
    <meta:document-statistic meta:object-count="38"/>
  </office:meta>
</office:document-meta>
</file>